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tates\input</text:p>
          </table:table-cell>
          <table:table-cell office:value-type="string">
            <text:p>char</text:p>
          </table:table-cell>
          <table:table-cell office:value-type="string">
            <text:p>digit</text:p>
          </table:table-cell>
          <table:table-cell office:value-type="string">
            <text:p>"+" | "-"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office:value-type="string">
            <text:p>"="</text:p>
          </table:table-cell>
          <table:table-cell office:value-type="string">
            <text:p>:</text:p>
          </table:table-cell>
          <table:table-cell office:value-type="string">
            <text:p>\n</text:p>
          </table:table-cell>
          <table:table-cell office:value-type="string">
            <text:p>" " or \t</text:p>
          </table:table-cell>
          <table:table-cell office:value-type="string">
            <text:p>Other valid input</text:p>
          </table:table-cell>
          <table:table-cell office:value-type="string">
            <text:p>EOF</text:p>
          </table:table-cell>
          <table:table-cell office:value-type="string">
            <text:p>Other Input</text:p>
          </table:table-cell>
        </table:table-row>
        <table:table-row table:style-name="ro1">
          <table:table-cell office:value-type="string">
            <text:p>state0</text:p>
          </table:table-cell>
          <table:table-cell office:value-type="string">
            <text:p>state1</text:p>
          </table:table-cell>
          <table:table-cell office:value-type="string">
            <text:p>state2</text:p>
          </table:table-cell>
          <table:table-cell office:value-type="string">
            <text:p>state3</text:p>
          </table:table-cell>
          <table:table-cell office:value-type="string">
            <text:p>state4</text:p>
          </table:table-cell>
          <table:table-cell office:value-type="string">
            <text:p>state5</text:p>
          </table:table-cell>
          <table:table-cell office:value-type="string">
            <text:p>state11</text:p>
          </table:table-cell>
          <table:table-cell office:value-type="string">
            <text:p>state12</text:p>
          </table:table-cell>
          <table:table-cell office:value-type="string">
            <text:p>stateR4</text:p>
          </table:table-cell>
          <table:table-cell office:value-type="string">
            <text:p>state13</text:p>
          </table:table-cell>
          <table:table-cell table:number-columns-repeated="2" office:value-type="string">
            <text:p>state0</text:p>
          </table:table-cell>
          <table:table-cell office:value-type="string">
            <text:p>stateR3</text:p>
          </table:table-cell>
          <table:table-cell office:value-type="string">
            <text:p>stateR0</text:p>
          </table:table-cell>
          <table:table-cell office:value-type="string">
            <text:p>stateE5</text:p>
          </table:table-cell>
        </table:table-row>
        <table:table-row table:style-name="ro1">
          <table:table-cell table:number-columns-repeated="3" office:value-type="string">
            <text:p>state1</text:p>
          </table:table-cell>
          <table:table-cell table:number-columns-repeated="12" office:value-type="string">
            <text:p>stateR1</text:p>
          </table:table-cell>
        </table:table-row>
        <table:table-row table:style-name="ro1">
          <table:table-cell office:value-type="string">
            <text:p>state2</text:p>
          </table:table-cell>
          <table:table-cell office:value-type="string">
            <text:p>stateE1</text:p>
          </table:table-cell>
          <table:table-cell office:value-type="string">
            <text:p>state2</text:p>
          </table:table-cell>
          <table:table-cell table:number-columns-repeated="12" office:value-type="string">
            <text:p>stateR2</text:p>
          </table:table-cell>
        </table:table-row>
        <table:table-row table:style-name="ro1">
          <table:table-cell office:value-type="string">
            <text:p>state3</text:p>
          </table:table-cell>
          <table:table-cell office:value-type="string">
            <text:p>stateR4</text:p>
          </table:table-cell>
          <table:table-cell office:value-type="string">
            <text:p>state2</text:p>
          </table:table-cell>
          <table:table-cell table:number-columns-repeated="12" office:value-type="string">
            <text:p>stateR4</text:p>
          </table:table-cell>
        </table:table-row>
        <table:table-row table:style-name="ro1">
          <table:table-cell office:value-type="string">
            <text:p>state4</text:p>
          </table:table-cell>
          <table:table-cell table:number-columns-repeated="4" office:value-type="string">
            <text:p>stateR4</text:p>
          </table:table-cell>
          <table:table-cell office:value-type="string">
            <text:p>stateE2</text:p>
          </table:table-cell>
          <table:table-cell table:number-columns-repeated="9" office:value-type="string">
            <text:p>stateR4</text:p>
          </table:table-cell>
        </table:table-row>
        <table:table-row table:style-name="ro1">
          <table:table-cell office:value-type="string">
            <text:p>state5</text:p>
          </table:table-cell>
          <table:table-cell table:number-columns-repeated="3" office:value-type="string">
            <text:p>stateR4</text:p>
          </table:table-cell>
          <table:table-cell office:value-type="string">
            <text:p>state6</text:p>
          </table:table-cell>
          <table:table-cell office:value-type="string">
            <text:p>state9</text:p>
          </table:table-cell>
          <table:table-cell table:number-columns-repeated="9" office:value-type="string">
            <text:p>stateR4</text:p>
          </table:table-cell>
        </table:table-row>
        <table:table-row table:style-name="ro1">
          <table:table-cell table:number-columns-repeated="4" office:value-type="string">
            <text:p>state6</text:p>
          </table:table-cell>
          <table:table-cell office:value-type="string">
            <text:p>state7</text:p>
          </table:table-cell>
          <table:table-cell office:value-type="string">
            <text:p>state8</text:p>
          </table:table-cell>
          <table:table-cell table:number-columns-repeated="7" office:value-type="string">
            <text:p>state6</text:p>
          </table:table-cell>
          <table:table-cell office:value-type="string">
            <text:p>stateE4</text:p>
          </table:table-cell>
          <table:table-cell office:value-type="string">
            <text:p>state6</text:p>
          </table:table-cell>
        </table:table-row>
        <table:table-row table:style-name="ro1">
          <table:table-cell office:value-type="string">
            <text:p>state7</text:p>
          </table:table-cell>
          <table:table-cell table:number-columns-repeated="4" office:value-type="string">
            <text:p>state6</text:p>
          </table:table-cell>
          <table:table-cell office:value-type="string">
            <text:p>state0</text:p>
          </table:table-cell>
          <table:table-cell table:number-columns-repeated="9" office:value-type="string">
            <text:p>state6</text:p>
          </table:table-cell>
        </table:table-row>
        <table:table-row table:style-name="ro1">
          <table:table-cell office:value-type="string">
            <text:p>state8</text:p>
          </table:table-cell>
          <table:table-cell table:number-columns-repeated="3" office:value-type="string">
            <text:p>state6</text:p>
          </table:table-cell>
          <table:table-cell table:number-columns-repeated="2" office:value-type="string">
            <text:p>stateE3</text:p>
          </table:table-cell>
          <table:table-cell table:number-columns-repeated="9" office:value-type="string">
            <text:p>state6</text:p>
          </table:table-cell>
        </table:table-row>
        <table:table-row table:style-name="ro1">
          <table:table-cell table:number-columns-repeated="5" office:value-type="string">
            <text:p>state9</text:p>
          </table:table-cell>
          <table:table-cell office:value-type="string">
            <text:p>state10</text:p>
          </table:table-cell>
          <table:table-cell table:number-columns-repeated="4" office:value-type="string">
            <text:p>state9</text:p>
          </table:table-cell>
          <table:table-cell office:value-type="string">
            <text:p>state0</text:p>
          </table:table-cell>
          <table:table-cell table:number-columns-repeated="2" office:value-type="string">
            <text:p>state9</text:p>
          </table:table-cell>
          <table:table-cell office:value-type="string">
            <text:p>stateR0</text:p>
          </table:table-cell>
          <table:table-cell office:value-type="string">
            <text:p>state9</text:p>
          </table:table-cell>
        </table:table-row>
        <table:table-row table:style-name="ro1">
          <table:table-cell office:value-type="string">
            <text:p>state10</text:p>
          </table:table-cell>
          <table:table-cell table:number-columns-repeated="3" office:value-type="string">
            <text:p>state9</text:p>
          </table:table-cell>
          <table:table-cell table:number-columns-repeated="2" office:value-type="string">
            <text:p>stateE3</text:p>
          </table:table-cell>
          <table:table-cell table:number-columns-repeated="9" office:value-type="string">
            <text:p>state9</text:p>
          </table:table-cell>
        </table:table-row>
        <table:table-row table:style-name="ro1">
          <table:table-cell office:value-type="string">
            <text:p>state11</text:p>
          </table:table-cell>
          <table:table-cell table:number-columns-repeated="6" office:value-type="string">
            <text:p>stateR4</text:p>
          </table:table-cell>
          <table:table-cell table:number-columns-repeated="2" office:value-type="string">
            <text:p>stateR3</text:p>
          </table:table-cell>
          <table:table-cell table:number-columns-repeated="6" office:value-type="string">
            <text:p>stateR4</text:p>
          </table:table-cell>
        </table:table-row>
        <table:table-row table:style-name="ro1">
          <table:table-cell office:value-type="string">
            <text:p>state12</text:p>
          </table:table-cell>
          <table:table-cell table:number-columns-repeated="7" office:value-type="string">
            <text:p>stateR4</text:p>
          </table:table-cell>
          <table:table-cell office:value-type="string">
            <text:p>stateR3</text:p>
          </table:table-cell>
          <table:table-cell table:number-columns-repeated="6" office:value-type="string">
            <text:p>stateR4</text:p>
          </table:table-cell>
        </table:table-row>
        <table:table-row table:style-name="ro1">
          <table:table-cell office:value-type="string">
            <text:p>state13</text:p>
          </table:table-cell>
          <table:table-cell table:number-columns-repeated="7" office:value-type="string">
            <text:p>stateR4</text:p>
          </table:table-cell>
          <table:table-cell office:value-type="string">
            <text:p>stateR3</text:p>
          </table:table-cell>
          <table:table-cell table:number-columns-repeated="6" office:value-type="string">
            <text:p>stateR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2/20/2020</text:date>, <text:time>00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6M32S</meta:editing-duration>
    <meta:editing-cycles>27</meta:editing-cycles>
    <meta:generator>OpenOffice/4.1.6$Win32 OpenOffice.org_project/416m1$Build-9790</meta:generator>
    <dc:date>2020-02-20T00:34:22.56</dc:date>
    <dc:creator>Στυλιανός Ζαππίδης</dc:creator>
    <meta:document-statistic meta:table-count="3" meta:cell-count="225" meta:object-count="0"/>
    <meta:user-defined meta:name="Info 1"/>
    <meta:user-defined meta:name="Info 2"/>
    <meta:user-defined meta:name="Info 3"/>
    <meta:user-defined meta:name="Info 4"/>
  </office:meta>
</office:document-meta>
</file>